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Times" svg:font-family="Times"/>
    <style:font-face style:name="Arial Black" svg:font-family="'Arial Black'" style:font-pitch="variable"/>
    <style:font-face style:name="Monaco" svg:font-family="Monaco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" fo:font-size="12pt" fo:letter-spacing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" fo:font-size="12pt" fo:letter-spacing="normal"/>
    </style:style>
    <style:style style:name="P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" fo:font-size="12pt"/>
    </style:style>
    <style:style style:name="P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1" fo:font-size="12pt" fo:letter-spacing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cm"/>
          <style:tab-stop style:position="1.998cm"/>
          <style:tab-stop style:position="2.999cm"/>
          <style:tab-stop style:position="4.001cm"/>
          <style:tab-stop style:position="5.001cm"/>
          <style:tab-stop style:position="6.001cm"/>
          <style:tab-stop style:position="6.999cm"/>
          <style:tab-stop style:position="7.997cm"/>
          <style:tab-stop style:position="8.998cm"/>
          <style:tab-stop style:position="9.998cm"/>
          <style:tab-stop style:position="11cm"/>
          <style:tab-stop style:position="12cm"/>
        </style:tab-stops>
      </style:paragraph-properties>
      <style:text-properties fo:color="#000000" style:font-name="Arial1" fo:font-size="12pt" fo:letter-spacing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1" fo:font-size="12pt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rial1" fo:font-size="12pt" fo:letter-spacing="normal"/>
    </style:style>
    <style:style style:name="T1" style:family="text">
      <style:text-properties fo:letter-spacing="normal"/>
    </style:style>
    <style:style style:name="T2" style:family="text">
      <style:text-properties fo:letter-spacing="normal" fo:font-weight="bold" style:font-size-asian="12pt" style:font-weight-asian="bold" style:font-size-complex="12pt" style:font-weight-complex="bold"/>
    </style:style>
    <style:style style:name="T3" style:family="text">
      <style:text-properties fo:letter-spacing="normal" style:font-size-asian="12pt" style:font-size-complex="12pt"/>
    </style:style>
    <style:style style:name="T4" style:family="text">
      <style:text-properties fo:color="#000000" fo:font-weight="bold" style:font-size-asian="12pt" style:font-weight-asian="bold" style:font-size-complex="12pt" style:font-weight-complex="bold"/>
    </style:style>
    <style:style style:name="T5" style:family="text">
      <style:text-properties fo:color="#4472c4"/>
    </style:style>
    <style:style style:name="T6" style:family="text">
      <style:text-properties fo:color="#4472c4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PREPARE, BUILD AND SERVE WEBSITE</text:p>
      <text:p text:style-name="P1"/>
      <text:p text:style-name="P1"/>
      <text:p text:style-name="P1">Project is base on jekyll. For documentation and comprehensive explanation, see: </text:p>
      <text:p text:style-name="P1"><text:a xlink:type="simple" xlink:href="https://jekyllrb.com/" text:style-name="Internet_20_link" text:visited-style-name="Visited_20_Internet_20_Link">https://jekyllrb.com/</text:a></text:p>
      <text:p text:style-name="P1"/>
      <text:p text:style-name="P3"><text:span text:style-name="T1">Website layout is based on a template called Minimal Mistakes. For general instructions see:</text:span></text:p>
      <text:p text:style-name="P3"><text:a xlink:type="simple" xlink:href="https://mmistakes.github.io/minimal-mistakes/docs/quick-start-guide/" text:style-name="Internet_20_link" text:visited-style-name="Visited_20_Internet_20_Link"><text:span text:style-name="T6">https://mmistakes.github.io/minimal-mistakes/docs/quick-start-guide/</text:span></text:a></text:p>
      <text:p text:style-name="P1"/>
      <text:p text:style-name="P1">For the use of icons, jekyll uses basically two methods. For details see:</text:p>
      <text:p text:style-name="P1"><text:a xlink:type="simple" xlink:href="https://idratherbewriting.com/documentation-theme-jekyll/mydoc_icons.html" text:style-name="Internet_20_link" text:visited-style-name="Visited_20_Internet_20_Link"><text:span text:style-name="T5">https://idratherbewriting.com/documentation-theme-jekyll/mydoc_icons.html</text:span></text:a></text:p>
      <text:p text:style-name="P1">Also, consider icon selection, such as found here: <text:a xlink:type="simple" xlink:href="https://jpswalsh.github.io/academicons/" text:style-name="Internet_20_link" text:visited-style-name="Visited_20_Internet_20_Link">https://jpswalsh.github.io/academicons/</text:a></text:p>
      <text:p text:style-name="P1"/>
      <text:p text:style-name="P1"/>
      <text:p text:style-name="P3"><text:span text:style-name="T1">NOTES:</text:span></text:p>
      <text:p text:style-name="P1">Jekyll new version (&gt;3.0.0) does not include webrick, and it needs to be done a part.</text:p>
      <text:p text:style-name="P1"/>
      <text:p text:style-name="P1"/>
      <text:p text:style-name="P1">In terminal, go to project main folder and then run the following code to make your website:</text:p>
      <text:p text:style-name="P1"/>
      <text:p text:style-name="P6"><text:span text:style-name="T3">gem update --system</text:span></text:p>
      <text:p text:style-name="P4">bundle install</text:p>
      <text:p text:style-name="P4">bundle exec jekyll build</text:p>
      <text:p text:style-name="P5">bundle exec jekyll serve</text:p>
      <text:p text:style-name="P5"/>
      <text:p text:style-name="P4">To build, serve and incrementally edit the website:</text:p>
      <text:p text:style-name="P7"><text:span text:style-name="T4">bundle exec jekyll serve --incremen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ourier New" svg:font-family="'Courier New'"/>
    <style:font-face style:name="Times" svg:font-family="Times"/>
    <style:font-face style:name="Arial Black" svg:font-family="'Arial Black'" style:font-pitch="variable"/>
    <style:font-face style:name="Monaco" svg:font-family="Monaco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Unix OpenOffice.org_project/418m3$Build-9803</meta:generator>
    <meta:document-statistic meta:table-count="0" meta:image-count="0" meta:object-count="0" meta:page-count="1" meta:paragraph-count="17" meta:word-count="119" meta:character-count="890"/>
    <dc:date>2021-12-02T17:15:06</dc:date>
    <dc:creator>Samuel Carleial</dc:creator>
    <meta:editing-duration>PT9M31S</meta:editing-duration>
    <meta:editing-cycles>1</meta:editing-cycles>
  </office:meta>
</office:document-meta>
</file>